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79" table:default-cell-style-name="ce1"/>
        <table:table-row table:style-name="ro1">
          <table:table-cell table:style-name="ce1"/>
          <table:table-cell office:value-type="string" table:style-name="ce1">
            <text:p>Raw Counts</text:p>
          </table:table-cell>
          <table:table-cell office:value-type="string" table:style-name="ce1">
            <text:p>Percent</text:p>
          </table:table-cell>
          <table:table-cell office:value-type="string" table:style-name="ce1">
            <text:p>Percent minus mapping misses</text:p>
          </table:table-cell>
          <table:table-cell office:value-type="string" table:style-name="ce1">
            <text:p>Percent wr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# Correct</text:p>
          </table:table-cell>
          <table:table-cell office:value-type="float" office:value="255199" table:style-name="ce1">
            <text:p>255199</text:p>
          </table:table-cell>
          <table:table-cell office:value-type="float" office:value="0.45186759094490631" table:formula="of:=[.B2]/[.B7]" table:style-name="ce1">
            <text:p>0.451867591</text:p>
          </table:table-cell>
          <table:table-cell office:value-type="float" office:value="0.56963553896840202" table:formula="of:=[.B2]/[.B8]" table:style-name="ce1">
            <text:p>0.56963553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# Wrong</text:p>
          </table:table-cell>
          <table:table-cell office:value-type="float" office:value="114896" table:style-name="ce1">
            <text:p>114896</text:p>
          </table:table-cell>
          <table:table-cell office:value-type="float" office:value="0.20344036900303666" table:formula="of:=[.B3]/[.B7]" table:style-name="ce1">
            <text:p>0.203440369</text:p>
          </table:table-cell>
          <table:table-cell office:value-type="float" office:value="0.25646199587503682" table:formula="of:=[.B3]/[.B8]" table:style-name="ce1">
            <text:p>0.25646199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# No ComPPI Shared Locs</text:p>
          </table:table-cell>
          <table:table-cell office:value-type="float" office:value="77909" table:style-name="ce1">
            <text:p>77909</text:p>
          </table:table-cell>
          <table:table-cell office:value-type="float" office:value="0.1379494125875364" table:formula="of:=[.B4]/[.B7]" table:style-name="ce1">
            <text:p>0.137949413</text:p>
          </table:table-cell>
          <table:table-cell office:value-type="float" office:value="0.1739024651565611" table:formula="of:=[.B4]/[.B8]" table:style-name="ce1">
            <text:p>0.173902465</text:p>
          </table:table-cell>
          <table:table-cell office:value-type="float" office:value="0.43036446103159792" table:formula="of:=[.D3]+[.D4]" table:style-name="ce1">
            <text:p>0.4303644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# No ComPPI Prot</text:p>
          </table:table-cell>
          <table:table-cell office:value-type="float" office:value="99696" table:style-name="ce1">
            <text:p>99696</text:p>
          </table:table-cell>
          <table:table-cell office:value-type="float" office:value="0.17652651987995008" table:formula="of:=[.B5]/[.B7]" table:style-name="ce1">
            <text:p>0.1765265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 No GO Map</text:p>
          </table:table-cell>
          <table:table-cell office:value-type="float" office:value="17065" table:style-name="ce1">
            <text:p>17065</text:p>
          </table:table-cell>
          <table:table-cell office:value-type="float" office:value="3.0216107584570575E-2" table:formula="of:=[.B6]/[.B7]" table:style-name="ce1">
            <text:p>0.030216108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564765" table:formula="of:=SUM([.B2:.B6])" table:style-name="ce1">
            <text:p>564765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448004" table:formula="of:=SUM([.B2:.B4])" table:style-name="ce1">
            <text:p>448004</text:p>
          </table:table-cell>
          <table:table-cell table:number-columns-repeated="16382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dc:creator>Chris</dc:creator>
    <meta:creation-date>2020-06-30T15:48:42Z</meta:creation-date>
    <dc:date>2020-07-01T20:58:46Z</dc:date>
    <meta:editing-cycles>1</meta:editing-cycles>
    <meta:editing-duration>PT247S</meta:editing-duration>
  </office:meta>
</office:document-meta>
</file>